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5cbd8" officeooo:paragraph-rsid="0015cbd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fo:font-size="14pt" fo:font-weight="bold" officeooo:rsid="0015cbd8" officeooo:paragraph-rsid="0015cbd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fo:font-weight="bold" officeooo:rsid="0015cbd8" officeooo:paragraph-rsid="0015cbd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fo:font-size="12pt" fo:font-weight="bold" officeooo:rsid="001e0b54" officeooo:paragraph-rsid="001e0b5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font-size="12pt" fo:font-weight="bold" officeooo:rsid="001e1f08" officeooo:paragraph-rsid="001e1f08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loext:opacity="100%" fo:font-size="12pt" fo:font-weight="bold" officeooo:rsid="001e0b54" officeooo:paragraph-rsid="001e0b5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loext:opacity="100%" fo:font-size="12pt" fo:font-weight="bold" officeooo:rsid="001e0b54" officeooo:paragraph-rsid="001fcfc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loext:opacity="100%" fo:font-size="12pt" fo:font-weight="bold" officeooo:rsid="001e1f08" officeooo:paragraph-rsid="001e1f0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fo:color="#000000" loext:opacity="100%" fo:font-size="12pt" fo:font-weight="bold" officeooo:rsid="001e1f08" officeooo:paragraph-rsid="00212881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fo:color="#000000" loext:opacity="100%" fo:font-size="12pt" fo:font-weight="bold" officeooo:rsid="00230a53" officeooo:paragraph-rsid="00230a5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fo:color="#8e03a3" loext:opacity="100%" fo:font-size="12pt" fo:font-weight="bold" officeooo:rsid="00230a53" officeooo:paragraph-rsid="00230a53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fo:color="#c9211e" loext:opacity="100%" fo:font-size="12pt" fo:font-weight="bold" officeooo:rsid="001e1f08" officeooo:paragraph-rsid="001e1f0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fo:color="#c9211e" loext:opacity="100%" fo:font-size="12pt" fo:font-weight="bold" officeooo:rsid="0015cbd8" officeooo:paragraph-rsid="0015cbd8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fo:color="#18a303" loext:opacity="100%" fo:font-size="12pt" fo:font-weight="bold" officeooo:rsid="001e1f08" officeooo:paragraph-rsid="001e1f08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line-height="115%" fo:text-align="justify" style:justify-single-word="false"/>
      <style:text-properties fo:font-size="12pt" fo:font-weight="bold" officeooo:rsid="0015cbd8" officeooo:paragraph-rsid="0015cbd8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fo:font-size="12pt" fo:font-weight="bold" officeooo:rsid="0015cbd8" officeooo:paragraph-rsid="0015cbd8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fo:font-weight="normal" officeooo:rsid="0027286c" officeooo:paragraph-rsid="0027286c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line-height="115%" fo:text-align="justify" style:justify-single-word="false"/>
      <style:text-properties officeooo:paragraph-rsid="0015cbd8"/>
    </style:style>
    <style:style style:name="P20" style:family="paragraph" style:parent-style-name="Standard" style:list-style-name="L1">
      <style:paragraph-properties fo:line-height="115%" fo:text-align="justify" style:justify-single-word="false"/>
      <style:text-properties officeooo:paragraph-rsid="0017a053"/>
    </style:style>
    <style:style style:name="P21" style:family="paragraph" style:parent-style-name="Standard" style:list-style-name="L1">
      <style:paragraph-properties fo:line-height="115%" fo:text-align="justify" style:justify-single-word="false"/>
      <style:text-properties officeooo:paragraph-rsid="00195002"/>
    </style:style>
    <style:style style:name="P22" style:family="paragraph" style:parent-style-name="Standard" style:list-style-name="L1">
      <style:paragraph-properties fo:line-height="115%" fo:text-align="justify" style:justify-single-word="false"/>
      <style:text-properties officeooo:paragraph-rsid="001a7966"/>
    </style:style>
    <style:style style:name="P23" style:family="paragraph" style:parent-style-name="Standard" style:list-style-name="L1">
      <style:paragraph-properties fo:line-height="115%" fo:text-align="justify" style:justify-single-word="false"/>
      <style:text-properties fo:font-weight="bold" officeooo:rsid="0015cbd8" officeooo:paragraph-rsid="0015cbd8" style:font-weight-asian="bold" style:font-weight-complex="bold"/>
    </style:style>
    <style:style style:name="P24" style:family="paragraph" style:parent-style-name="Standard" style:list-style-name="L1">
      <style:paragraph-properties fo:line-height="115%" fo:text-align="justify" style:justify-single-word="false"/>
      <style:text-properties fo:font-weight="bold" officeooo:rsid="00195002" officeooo:paragraph-rsid="00195002" style:font-weight-asian="bold" style:font-weight-complex="bold"/>
    </style:style>
    <style:style style:name="P25" style:family="paragraph" style:parent-style-name="Standard" style:list-style-name="L1">
      <style:paragraph-properties fo:line-height="115%" fo:text-align="justify" style:justify-single-word="false"/>
      <style:text-properties fo:font-weight="bold" officeooo:rsid="0017a053" officeooo:paragraph-rsid="0017a053" style:font-weight-asian="bold" style:font-weight-complex="bold"/>
    </style:style>
    <style:style style:name="P26" style:family="paragraph" style:parent-style-name="Standard" style:list-style-name="L1">
      <style:paragraph-properties fo:line-height="115%" fo:text-align="justify" style:justify-single-word="false"/>
      <style:text-properties fo:font-weight="bold" officeooo:rsid="0017e289" officeooo:paragraph-rsid="0017e289" style:font-weight-asian="bold" style:font-weight-complex="bold"/>
    </style:style>
    <style:style style:name="P27" style:family="paragraph" style:parent-style-name="Standard" style:list-style-name="L1">
      <style:paragraph-properties fo:line-height="115%" fo:text-align="justify" style:justify-single-word="false"/>
      <style:text-properties fo:font-weight="bold" officeooo:rsid="001a7966" officeooo:paragraph-rsid="001a7966" style:font-weight-asian="bold" style:font-weight-complex="bold"/>
    </style:style>
    <style:style style:name="P28" style:family="paragraph" style:parent-style-name="Standard" style:list-style-name="L1">
      <style:paragraph-properties fo:line-height="115%" fo:text-align="justify" style:justify-single-word="false"/>
      <style:text-properties fo:font-weight="bold" officeooo:rsid="001c3997" officeooo:paragraph-rsid="001c3997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justify" style:justify-single-word="false"/>
      <style:text-properties fo:color="#000000" loext:opacity="100%" fo:font-weight="bold" officeooo:rsid="0015cbd8" officeooo:paragraph-rsid="0015cbd8" style:font-weight-asian="bold" style:font-weight-complex="bold"/>
    </style:style>
    <style:style style:name="P30" style:family="paragraph" style:parent-style-name="Standard" style:list-style-name="L1">
      <style:paragraph-properties fo:line-height="115%" fo:text-align="justify" style:justify-single-word="false"/>
      <style:text-properties fo:color="#000000" loext:opacity="100%" fo:font-weight="bold" officeooo:rsid="0017a053" officeooo:paragraph-rsid="0017a053" style:font-weight-asian="bold" style:font-weight-complex="bold"/>
    </style:style>
    <style:style style:name="P31" style:family="paragraph" style:parent-style-name="Standard" style:list-style-name="L1">
      <style:paragraph-properties fo:line-height="115%" fo:text-align="justify" style:justify-single-word="false"/>
      <style:text-properties fo:color="#000000" loext:opacity="100%" fo:font-weight="bold" officeooo:rsid="0017e289" officeooo:paragraph-rsid="0017e289" style:font-weight-asian="bold" style:font-weight-complex="bold"/>
    </style:style>
    <style:style style:name="P32" style:family="paragraph" style:parent-style-name="Standard" style:list-style-name="L1">
      <style:paragraph-properties fo:line-height="115%" fo:text-align="justify" style:justify-single-word="false"/>
      <style:text-properties fo:color="#000000" loext:opacity="100%" fo:font-weight="bold" officeooo:rsid="00195002" officeooo:paragraph-rsid="00195002" style:font-weight-asian="bold" style:font-weight-complex="bold"/>
    </style:style>
    <style:style style:name="P33" style:family="paragraph" style:parent-style-name="Standard" style:list-style-name="L1">
      <style:paragraph-properties fo:line-height="115%" fo:text-align="justify" style:justify-single-word="false"/>
      <style:text-properties fo:color="#000000" loext:opacity="100%" fo:font-weight="bold" officeooo:rsid="001c3997" officeooo:paragraph-rsid="001c3997" style:font-weight-asian="bold" style:font-weight-complex="bold"/>
    </style:style>
    <style:style style:name="P34" style:family="paragraph" style:parent-style-name="Standard" style:list-style-name="L1">
      <style:paragraph-properties fo:line-height="115%" fo:text-align="justify" style:justify-single-word="false"/>
      <style:text-properties fo:color="#000000" loext:opacity="100%" fo:font-weight="bold" officeooo:rsid="001e0b54" officeooo:paragraph-rsid="001e0b5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size="12pt" fo:font-weight="bold" officeooo:rsid="0015cbd8" style:font-size-asian="10.5pt" style:font-weight-asian="bold" style:font-size-complex="12pt" style:font-weight-complex="bold"/>
    </style:style>
    <style:style style:name="T4" style:family="text">
      <style:text-properties fo:font-size="12pt" fo:font-weight="bold" officeooo:rsid="001a7966" style:font-size-asian="10.5pt" style:font-weight-asian="bold" style:font-size-complex="12pt" style:font-weight-complex="bold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5cbd8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7a053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a7966" style:font-size-asian="10.5pt" style:font-weight-asian="normal" style:font-size-complex="12pt" style:font-weight-complex="normal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size="12pt" officeooo:rsid="00195002" style:font-size-asian="10.5pt" style:font-size-complex="12pt"/>
    </style:style>
    <style:style style:name="T11" style:family="text">
      <style:text-properties fo:font-size="12pt" officeooo:rsid="001a7966" style:font-size-asian="10.5pt" style:font-size-complex="12pt"/>
    </style:style>
    <style:style style:name="T12" style:family="text">
      <style:text-properties fo:color="#18a303" loext:opacity="100%"/>
    </style:style>
    <style:style style:name="T13" style:family="text">
      <style:text-properties fo:color="#18a303" loext:opacity="100%" fo:font-size="12pt" style:font-size-asian="10.5pt" style:font-size-complex="12pt"/>
    </style:style>
    <style:style style:name="T14" style:family="text">
      <style:text-properties fo:color="#18a303" loext:opacity="100%" fo:font-size="12pt" officeooo:rsid="0017a053" style:font-size-asian="10.5pt" style:font-size-complex="12pt"/>
    </style:style>
    <style:style style:name="T15" style:family="text">
      <style:text-properties fo:color="#18a303" loext:opacity="100%" fo:font-size="12pt" officeooo:rsid="00195002" style:font-size-asian="10.5pt" style:font-size-complex="12pt"/>
    </style:style>
    <style:style style:name="T16" style:family="text">
      <style:text-properties fo:color="#18a303" loext:opacity="100%" fo:font-size="12pt" officeooo:rsid="001a7966" style:font-size-asian="10.5pt" style:font-size-complex="12pt"/>
    </style:style>
    <style:style style:name="T17" style:family="text">
      <style:text-properties fo:color="#18a303" loext:opacity="100%" fo:font-size="12pt" officeooo:rsid="001e0b54" style:font-size-asian="10.5pt" style:font-size-complex="12pt"/>
    </style:style>
    <style:style style:name="T18" style:family="text">
      <style:text-properties fo:color="#18a303" loext:opacity="100%" fo:font-size="12pt" officeooo:rsid="001e1f08" style:font-size-asian="10.5pt" style:font-size-complex="12pt"/>
    </style:style>
    <style:style style:name="T19" style:family="text">
      <style:text-properties fo:color="#18a303" loext:opacity="100%" fo:font-size="12pt" fo:font-weight="normal" style:font-size-asian="10.5pt" style:font-weight-asian="normal" style:font-size-complex="12pt" style:font-weight-complex="normal"/>
    </style:style>
    <style:style style:name="T20" style:family="text">
      <style:text-properties fo:color="#18a303" loext:opacity="100%" fo:font-size="12pt" fo:font-weight="normal" officeooo:rsid="0017a053" style:font-size-asian="10.5pt" style:font-weight-asian="normal" style:font-size-complex="12pt" style:font-weight-complex="normal"/>
    </style:style>
    <style:style style:name="T21" style:family="text">
      <style:text-properties fo:color="#18a303" loext:opacity="100%" fo:font-size="12pt" fo:font-weight="bold" style:font-size-asian="10.5pt" style:font-weight-asian="bold" style:font-size-complex="12pt" style:font-weight-complex="bold"/>
    </style:style>
    <style:style style:name="T22" style:family="text">
      <style:text-properties fo:color="#18a303" loext:opacity="100%" fo:font-size="12pt" fo:font-weight="bold" officeooo:rsid="0015cbd8" style:font-size-asian="10.5pt" style:font-weight-asian="bold" style:font-size-complex="12pt" style:font-weight-complex="bold"/>
    </style:style>
    <style:style style:name="T23" style:family="text">
      <style:text-properties fo:color="#18a303" loext:opacity="100%" fo:font-size="12pt" fo:font-weight="bold" officeooo:rsid="0017a053" style:font-size-asian="10.5pt" style:font-weight-asian="bold" style:font-size-complex="12pt" style:font-weight-complex="bold"/>
    </style:style>
    <style:style style:name="T24" style:family="text">
      <style:text-properties fo:color="#18a303" loext:opacity="100%" fo:font-size="12pt" fo:font-weight="bold" officeooo:rsid="001a7966" style:font-size-asian="10.5pt" style:font-weight-asian="bold" style:font-size-complex="12pt" style:font-weight-complex="bold"/>
    </style:style>
    <style:style style:name="T25" style:family="text">
      <style:text-properties fo:color="#18a303" loext:opacity="100%" officeooo:rsid="001e1f08"/>
    </style:style>
    <style:style style:name="T26" style:family="text">
      <style:text-properties fo:color="#18a303" loext:opacity="100%" officeooo:rsid="001f3ecb"/>
    </style:style>
    <style:style style:name="T27" style:family="text">
      <style:text-properties fo:color="#18a303" loext:opacity="100%" officeooo:rsid="001fcfc4"/>
    </style:style>
    <style:style style:name="T28" style:family="text">
      <style:text-properties fo:color="#18a303" loext:opacity="100%" officeooo:rsid="00212881"/>
    </style:style>
    <style:style style:name="T29" style:family="text">
      <style:text-properties fo:color="#18a303" loext:opacity="100%" officeooo:rsid="002643f0"/>
    </style:style>
    <style:style style:name="T30" style:family="text">
      <style:text-properties fo:color="#18a303" loext:opacity="100%" officeooo:rsid="0027286c"/>
    </style:style>
    <style:style style:name="T31" style:family="text">
      <style:text-properties fo:color="#18a303" loext:opacity="100%" fo:font-weight="bold" style:font-weight-asian="bold" style:font-weight-complex="bold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fo:font-size="12pt" fo:font-weight="bold" officeooo:rsid="0017a053" style:font-size-asian="10.5pt" style:font-weight-asian="bold" style:font-size-complex="12pt" style:font-weight-complex="bold"/>
    </style:style>
    <style:style style:name="T34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35" style:family="text">
      <style:text-properties fo:color="#000000" loext:opacity="100%" fo:font-size="12pt" fo:font-weight="normal" officeooo:rsid="0017a053" style:font-size-asian="10.5pt" style:font-weight-asian="normal" style:font-size-complex="12pt" style:font-weight-complex="normal"/>
    </style:style>
    <style:style style:name="T36" style:family="text">
      <style:text-properties fo:color="#000000" loext:opacity="100%" fo:font-size="12pt" fo:font-weight="normal" officeooo:rsid="0017e289" style:font-size-asian="10.5pt" style:font-weight-asian="normal" style:font-size-complex="12pt" style:font-weight-complex="normal"/>
    </style:style>
    <style:style style:name="T37" style:family="text">
      <style:text-properties fo:color="#000000" loext:opacity="100%" fo:font-size="12pt" style:font-size-asian="10.5pt" style:font-size-complex="12pt"/>
    </style:style>
    <style:style style:name="T38" style:family="text">
      <style:text-properties fo:color="#000000" loext:opacity="100%" fo:font-size="12pt" officeooo:rsid="0017a053" style:font-size-asian="10.5pt" style:font-size-complex="12pt"/>
    </style:style>
    <style:style style:name="T39" style:family="text">
      <style:text-properties fo:color="#000000" loext:opacity="100%" fo:font-size="12pt" officeooo:rsid="0017e289" style:font-size-asian="10.5pt" style:font-size-complex="12pt"/>
    </style:style>
    <style:style style:name="T40" style:family="text">
      <style:text-properties fo:color="#000000" loext:opacity="100%" officeooo:rsid="001e1f08"/>
    </style:style>
    <style:style style:name="T41" style:family="text">
      <style:text-properties officeooo:rsid="001e1f08"/>
    </style:style>
    <style:style style:name="T42" style:family="text">
      <style:text-properties officeooo:rsid="001f3ecb"/>
    </style:style>
    <style:style style:name="T43" style:family="text">
      <style:text-properties officeooo:rsid="001fcfc4"/>
    </style:style>
    <style:style style:name="T44" style:family="text">
      <style:text-properties fo:color="#1c99e0" loext:opacity="100%" officeooo:rsid="001fcfc4"/>
    </style:style>
    <style:style style:name="T45" style:family="text">
      <style:text-properties fo:color="#1c99e0" loext:opacity="100%" officeooo:rsid="00212881"/>
    </style:style>
    <style:style style:name="T46" style:family="text">
      <style:text-properties fo:color="#1c99e0" loext:opacity="100%" officeooo:rsid="00230a53"/>
    </style:style>
    <style:style style:name="T47" style:family="text">
      <style:text-properties fo:color="#1c99e0" loext:opacity="100%" officeooo:rsid="001f3ecb"/>
    </style:style>
    <style:style style:name="T48" style:family="text">
      <style:text-properties fo:color="#1c99e0" loext:opacity="100%" fo:font-weight="normal" officeooo:rsid="001f3ecb" style:font-weight-asian="normal" style:font-weight-complex="normal"/>
    </style:style>
    <style:style style:name="T49" style:family="text">
      <style:text-properties fo:color="#c9211e" loext:opacity="100%" officeooo:rsid="001fcfc4"/>
    </style:style>
    <style:style style:name="T50" style:family="text">
      <style:text-properties fo:color="#c9211e" loext:opacity="100%" officeooo:rsid="00212881"/>
    </style:style>
    <style:style style:name="T51" style:family="text">
      <style:text-properties fo:color="#c9211e" loext:opacity="100%" officeooo:rsid="00230a53"/>
    </style:style>
    <style:style style:name="T52" style:family="text">
      <style:text-properties fo:color="#e9b913" loext:opacity="100%"/>
    </style:style>
    <style:style style:name="T53" style:family="text">
      <style:text-properties fo:color="#e9b913" loext:opacity="100%" officeooo:rsid="001fcfc4"/>
    </style:style>
    <style:style style:name="T54" style:family="text">
      <style:text-properties fo:color="#e9b913" loext:opacity="100%" officeooo:rsid="00212881"/>
    </style:style>
    <style:style style:name="T55" style:family="text">
      <style:text-properties fo:color="#e9b913" loext:opacity="100%" officeooo:rsid="00230a53"/>
    </style:style>
    <style:style style:name="T56" style:family="text">
      <style:text-properties fo:color="#e9b913" loext:opacity="100%" fo:font-weight="bold" style:font-weight-asian="bold" style:font-weight-complex="bold"/>
    </style:style>
    <style:style style:name="T57" style:family="text">
      <style:text-properties fo:color="#8e03a3" loext:opacity="100%" officeooo:rsid="001fcfc4"/>
    </style:style>
    <style:style style:name="T58" style:family="text">
      <style:text-properties fo:color="#8e03a3" loext:opacity="100%" officeooo:rsid="00212881"/>
    </style:style>
    <style:style style:name="T59" style:family="text">
      <style:text-properties fo:color="#8e03a3" loext:opacity="100%" officeooo:rsid="00230a53"/>
    </style:style>
    <style:style style:name="T60" style:family="text">
      <style:text-properties officeooo:rsid="00212881"/>
    </style:style>
    <style:style style:name="T61" style:family="text">
      <style:text-properties officeooo:rsid="00230a53"/>
    </style:style>
    <style:style style:name="T62" style:family="text">
      <style:text-properties fo:color="#a33e03" loext:opacity="100%" officeooo:rsid="00230a53"/>
    </style:style>
    <style:style style:name="T63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ÍNDICE ACTIVIDADES PROGRAMACIÓN</text:p>
      <text:p text:style-name="P2"/>
      <text:list xml:id="list2499291888" text:style-name="L1">
        <text:list-item>
          <text:p text:style-name="P16"><text:span text:style-name="T12">ACTIVIDAD 2; </text:span><text:span text:style-name="T49">REPASO1</text:span><text:span text:style-name="T27">; </text:span><text:span text:style-name="T44">REPASO2</text:span><text:span text:style-name="T27">; </text:span><text:span text:style-name="T53">REPASO3</text:span><text:span text:style-name="T27">; </text:span><text:span text:style-name="T57">REPASO4</text:span><text:span text:style-name="T27">.</text:span></text:p>
        </text:list-item>
      </text:list>
      <text:p text:style-name="P4"><text:span text:style-name="T27"/></text:p>
      <text:p text:style-name="P18"><text:span text:style-name="T27">P</text:span><text:span text:style-name="T12">ARA EXAMEN: </text:span><text:span text:style-name="T56">5b (fechaMágica) y </text:span><text:span text:style-name="T31">6c</text:span></text:p>
      <text:p text:style-name="P4"/>
      <text:p text:style-name="P5">RESUMEN TEMÁTICO:</text:p>
      <text:p text:style-name="P5">- Calcular área y perímetro<text:span text:style-name="T1">: </text:span><text:span text:style-name="T12">1, 2 y 3;</text:span></text:p>
      <text:p text:style-name="P5"><text:span text:style-name="T1">- </text:span>Medias/ <text:span text:style-name="T60">Sumas</text:span>: <text:span text:style-name="T12">4, </text:span><text:span text:style-name="T25">24, 25; </text:span><text:span text:style-name="T44">1, </text:span><text:span text:style-name="T45">19, 20; </text:span><text:span text:style-name="T55">2, </text:span></text:p>
      <text:p text:style-name="P5"><text:span text:style-name="T32">- Positivo/negativo:</text:span><text:span text:style-name="T12"> 5; </text:span><text:span text:style-name="T45">17;</text:span></text:p>
      <text:p text:style-name="P5">- Raíz cuadrada: <text:span text:style-name="T12">6; </text:span><text:span text:style-name="T29">(6c es el bueno)</text:span></text:p>
      <text:p text:style-name="P5">- Bisiestos/<text:span text:style-name="T41">Bisiestos+días de meses</text:span>: <text:span text:style-name="T12">7, </text:span><text:span text:style-name="T25">20;</text:span></text:p>
      <text:p text:style-name="P5">- ¿Tiene decimales? <text:span text:style-name="T12">8; </text:span><text:span text:style-name="T44">4, 5;</text:span></text:p>
      <text:p text:style-name="P5">- Mayores y menores / (Consecutivos)/<text:span text:style-name="T43">Mayor y </text:span><text:span text:style-name="T61">{</text:span><text:span text:style-name="T43">múltiplo</text:span><text:span text:style-name="T61">}</text:span>:<text:span text:style-name="T12"> 9, 11, (12), </text:span><text:span text:style-name="T25">15, 30; </text:span><text:span text:style-name="T44">6, </text:span><text:span text:style-name="T46">{</text:span><text:span text:style-name="T44">8</text:span><text:span text:style-name="T46">}</text:span><text:span text:style-name="T44">, 9, 10, </text:span><text:span text:style-name="T45">16;</text:span><text:span text:style-name="T54"> </text:span><text:span text:style-name="T55">{1},</text:span></text:p>
      <text:p text:style-name="P5">- Conversores: <text:span text:style-name="T12">10;</text:span></text:p>
      <text:p text:style-name="P8">- <text:span text:style-name="T43">Divisiones: </text:span><text:span text:style-name="T25">14, 14b (invertir); </text:span><text:span text:style-name="T44">2, 3, 4, 5, </text:span><text:span text:style-name="T45">15;</text:span></text:p>
      <text:p text:style-name="P5">- Contar cifras/ Invertir números: <text:span text:style-name="T25">14, 14b (invertir); </text:span><text:span text:style-name="T62">Cifras</text:span></text:p>
      <text:p text:style-name="P5">- Incrementar++ (horas/meses): <text:span text:style-name="T25">16; </text:span><text:span text:style-name="T30">20;</text:span></text:p>
      <text:p text:style-name="P5"><text:span text:style-name="T40">- Ecuación segundo grado:</text:span><text:span text:style-name="T25"> 17;</text:span></text:p>
      <text:p text:style-name="P7">- <text:span text:style-name="T41">Descuentos/complementos salariales/</text:span><text:span text:style-name="T60">inversiones y préstamos</text:span><text:span text:style-name="T41">: </text:span><text:span text:style-name="T25">18, 19; </text:span><text:span text:style-name="T50">4 (y Tarea Entrega);</text:span><text:span text:style-name="T58"> </text:span><text:span text:style-name="T59">1</text:span><text:span text:style-name="T58"> </text:span></text:p>
      <text:p text:style-name="P5">- <text:span text:style-name="T41">Pares/Impares: </text:span><text:span text:style-name="T25">21, 22; </text:span><text:span text:style-name="T50">2, </text:span><text:span text:style-name="T45">15_12, 18;</text:span></text:p>
      <text:p text:style-name="P6"><text:span text:style-name="T32">- Factorial:</text:span><text:span text:style-name="T12"> 23; </text:span><text:span text:style-name="T51">8, 9, </text:span></text:p>
      <text:p text:style-name="P9">- Salir programa (condición)/boolean: <text:span text:style-name="T12">26 (String), 27, 28; </text:span><text:span text:style-name="T55">3</text:span></text:p>
      <text:p text:style-name="P15">- Notas alumnos: 29;</text:p>
      <text:p text:style-name="P15">- Números primos <text:span text:style-name="T42">(boolean)</text:span>: 31, 32;</text:p>
      <text:p text:style-name="P9">- Azar (Math.random):<text:span text:style-name="T12"> </text:span><text:span text:style-name="T26">33, 34, 35; </text:span><text:span text:style-name="T55">4,</text:span></text:p>
      <text:p text:style-name="P11">- Número mágico:<text:span text:style-name="T52"> 5</text:span></text:p>
      <text:p text:style-name="P9"><text:span text:style-name="T47">-</text:span><text:span text:style-name="T48"> </text:span><text:span text:style-name="T44">Años pasados / cumpleaños: 7; </text:span></text:p>
      <text:p text:style-name="P10"><text:span text:style-name="T43">- Valores entre ímites: </text:span><text:span text:style-name="T12">27, 28, </text:span><text:span text:style-name="T28">29;</text:span><text:span text:style-name="T12"> </text:span><text:span text:style-name="T44">11, </text:span><text:span text:style-name="T45">12, 13, 20;</text:span></text:p>
      <text:p text:style-name="P10">- <text:span text:style-name="T60">Factores primos: </text:span><text:span text:style-name="T45">14; </text:span><text:span text:style-name="T50">1</text:span></text:p>
      <text:p text:style-name="P13">- <text:span text:style-name="T60">Comas: 2, 3</text:span></text:p>
      <text:p text:style-name="P14">- <text:span text:style-name="T60">Cuenta atrás: 3,</text:span></text:p>
      <text:p text:style-name="P12">- Fibonacci: 2</text:p>
      <text:p text:style-name="P4"/>
      <text:list xml:id="list134348369680905" text:continue-numbering="true" text:style-name="L1">
        <text:list-item>
          <text:list>
            <text:list-item>
              <text:p text:style-name="P19"><text:span text:style-name="T3">Actividades 1, 2 y 3: </text:span><text:span text:style-name="T22">Calcular área y perímetro</text:span><text:span text:style-name="T6"> (cuadrado, rectángulo y círculo, respectivamente).</text:span></text:p>
            </text:list-item>
            <text:list-item>
              <text:p text:style-name="P23"><text:span text:style-name="T9">Actividad 4: </text:span><text:span text:style-name="T13">Media</text:span><text:span text:style-name="T5"> de 3 números pedidos por teclado. (</text:span><text:span text:style-name="T13">Con decimales y redondeada</text:span><text:span text:style-name="T5">).</text:span></text:p>
            </text:list-item>
            <text:list-item>
              <text:p text:style-name="P23"><text:span text:style-name="T9">Actividad 5: </text:span><text:span text:style-name="T5">Número leído por teclado: ¿</text:span><text:span text:style-name="T13">positivo o negativo</text:span><text:span text:style-name="T5">?</text:span></text:p>
            </text:list-item>
            <text:list-item>
              <text:p text:style-name="P23"><text:span text:style-name="T9">Actividad 6: </text:span><text:span text:style-name="T13">Raíz cuadrada</text:span><text:span text:style-name="T5"> de número pedido por teclado. </text:span><text:span text:style-name="T13">No puede ser negativo</text:span><text:span text:style-name="T5"> (en este caso, mostrar mensaje).</text:span></text:p>
            </text:list-item>
            <text:list-item>
              <text:p text:style-name="P23"><text:span text:style-name="T9">Actividad 7: </text:span><text:span text:style-name="T13">Año</text:span><text:span text:style-name="T5"> pedido por teclado: ¿</text:span><text:span text:style-name="T13">bisiesto</text:span><text:span text:style-name="T5">?</text:span></text:p>
            </text:list-item>
            <text:list-item>
              <text:p text:style-name="P23"><text:span text:style-name="T9">Actividad 8: </text:span><text:span text:style-name="T5">Número real pedido por teclado: </text:span><text:span text:style-name="T13">¿tiene o no decimales?</text:span></text:p>
            </text:list-item>
            <text:list-item>
              <text:p text:style-name="P29"><text:soft-page-break/><text:span text:style-name="T9">Actividad 9: </text:span><text:span text:style-name="T7">Leer </text:span><text:span text:style-name="T14">dos números</text:span><text:span text:style-name="T7"> por teclado, determinar </text:span><text:span text:style-name="T14">cuál es mayor</text:span><text:span text:style-name="T7"> y </text:span><text:span text:style-name="T14">restarle el menor</text:span><text:span text:style-name="T20">.</text:span></text:p>
            </text:list-item>
            <text:list-item>
              <text:p text:style-name="P30"><text:span text:style-name="T9">Actividad 10: </text:span><text:span text:style-name="T13">Conversor</text:span><text:span text:style-name="T5"> de grados centígrados a </text:span><text:span text:style-name="T13">Fahrenheit</text:span><text:span text:style-name="T5"> y viceversa.</text:span></text:p>
            </text:list-item>
            <text:list-item>
              <text:p text:style-name="P30"><text:span text:style-name="T9">Actividad 11: </text:span><text:span text:style-name="T5">Pedir </text:span><text:span text:style-name="T13">3 números </text:span><text:span text:style-name="T5">y determinar si están </text:span><text:span text:style-name="T13">ordenados</text:span><text:span text:style-name="T5"> </text:span><text:span text:style-name="T13">de mayor a menor.</text:span></text:p>
            </text:list-item>
            <text:list-item>
              <text:p text:style-name="P30"><text:span text:style-name="T9">Actividad 12: </text:span><text:span text:style-name="T5">5 números pedidos por teclado: </text:span><text:span text:style-name="T13">¿son consecutivos?</text:span></text:p>
            </text:list-item>
            <text:list-item>
              <text:p text:style-name="P30"><text:span text:style-name="T9">Actividad 13: </text:span><text:span text:style-name="T5">Pedir dividendo y divisor: </text:span><text:span text:style-name="T13">calcular cociente y resto</text:span><text:span text:style-name="T5"> mediante restas sucesivas. El </text:span><text:span text:style-name="T13">resultado</text:span><text:span text:style-name="T5"> final cuando no se pueda restar más será el </text:span><text:span text:style-name="T13">resto</text:span><text:span text:style-name="T5"> y </text:span><text:span text:style-name="T13">el número de restas el cociente</text:span><text:span text:style-name="T5">.</text:span></text:p>
            </text:list-item>
            <text:list-item>
              <text:p text:style-name="P20"><text:span text:style-name="T33">Actividad 14: </text:span><text:span text:style-name="T35">Determinar </text:span><text:span text:style-name="T23">número de cifras de un número</text:span><text:span text:style-name="T35">. (Dividir entre 10. Contador de número de divisiones = cifras).</text:span></text:p>
            </text:list-item>
            <text:list-item>
              <text:p text:style-name="P24"><text:span text:style-name="T38">A</text:span><text:span text:style-name="T37">ctividad 14b: </text:span><text:span text:style-name="T13">Invertir cifras de un número. </text:span><text:span text:style-name="T34">Ej.: 1234 = 4321.</text:span></text:p>
            </text:list-item>
            <text:list-item>
              <text:p text:style-name="P25"><text:span text:style-name="T37">Actividad 15: </text:span><text:span text:style-name="T13">3 números</text:span><text:span text:style-name="T34"> pedidos por teclado: </text:span><text:span text:style-name="T13">¿cuál es el mayor, el mediano y el pequeño?</text:span></text:p>
            </text:list-item>
            <text:list-item>
              <text:p text:style-name="P25"><text:span text:style-name="T37">Actividad 16: </text:span><text:span text:style-name="T34">Pedir </text:span><text:span text:style-name="T13">horas, minutos y segundos</text:span><text:span text:style-name="T34">. ¿</text:span><text:span text:style-name="T13">Hora cuando pasa un segundo</text:span><text:span text:style-name="T34">? </text:span><text:span text:style-name="T36">(Tener en cuenta </text:span><text:span text:style-name="T39">casos límite</text:span><text:span text:style-name="T36">: seg++ cuando seg == 59; cuando min y seg == 59; cuando min y seg == 59 y horas == 23.</text:span></text:p>
            </text:list-item>
            <text:list-item>
              <text:p text:style-name="P26"><text:span text:style-name="T37">Actividad 17: </text:span><text:span text:style-name="T13">Ecuación segundo grado</text:span><text:span text:style-name="T37">. </text:span><text:span text:style-name="T34">Resultados posibles: no solución, una solución, dos soluciones.</text:span></text:p>
            </text:list-item>
            <text:list-item>
              <text:p text:style-name="P26"><text:span text:style-name="T37">Actividad 18: </text:span><text:span text:style-name="T34">Pedir </text:span><text:span text:style-name="T13">distancia</text:span><text:span text:style-name="T19"> y </text:span><text:span text:style-name="T13">días</text:span><text:span text:style-name="T19">. </text:span><text:span text:style-name="T13">¿Precio billete de tren? </text:span><text:span text:style-name="T34">Descuento de 30 % si días &gt; 7 y km &gt; 800. Precio km == 2,5.</text:span></text:p>
            </text:list-item>
            <text:list-item>
              <text:p text:style-name="P26"><text:span text:style-name="T37">Actividad 19: </text:span><text:span text:style-name="T13">Sueldo diario de trabajadores</text:span><text:span text:style-name="T34">. 2 turnos. Complemento salarial de domingo (distinto en turno diurno y nocturno).</text:span></text:p>
            </text:list-item>
            <text:list-item>
              <text:p text:style-name="P26"><text:span text:style-name="T37">Actividad 20: </text:span><text:span text:style-name="T34">Pedir mes y año. </text:span><text:span text:style-name="T13">¿Año bisiesto? ¿Cuántos días tiene el mes?</text:span></text:p>
            </text:list-item>
            <text:list-item>
              <text:p text:style-name="P31"><text:span text:style-name="T9">Actividad 21: </text:span><text:span text:style-name="T13">Números pares entre 1 y 20. </text:span><text:span text:style-name="T10">(For y While)</text:span></text:p>
            </text:list-item>
            <text:list-item>
              <text:p text:style-name="P31"><text:span text:style-name="T9">Actividad 22: </text:span><text:span text:style-name="T15">Sumar impares entre 1 y 20. </text:span><text:span text:style-name="T16">Gneralizar a cualquier límite.</text:span></text:p>
            </text:list-item>
            <text:list-item>
              <text:p text:style-name="P32"><text:span text:style-name="T9">Actividad 23: </text:span><text:span text:style-name="T13">Factorial de un número entero.</text:span></text:p>
            </text:list-item>
            <text:list-item>
              <text:p text:style-name="P21"><text:span text:style-name="T2">Actividad </text:span><text:span text:style-name="T4">24: </text:span><text:span text:style-name="T24">Media 10 números</text:span><text:span text:style-name="T16"> </text:span><text:span text:style-name="T11">pedidos por teclado. </text:span><text:span text:style-name="T24">Generalizar</text:span><text:span text:style-name="T4"> </text:span><text:span text:style-name="T8">a cualquier cantidad</text:span></text:p>
            </text:list-item>
            <text:list-item>
              <text:p text:style-name="P22"><text:span text:style-name="T4">A</text:span><text:span text:style-name="T2">ctividad 25:</text:span><text:span text:style-name="T9"> </text:span><text:span text:style-name="T13">Media de cantidad indefinida de números.</text:span><text:span text:style-name="T9"> </text:span><text:span text:style-name="T5">El programa </text:span><text:span text:style-name="T21">se para metiendo un número negativo</text:span><text:span text:style-name="T5">. </text:span><text:span text:style-name="T8">Mostrar media y cantidad de números.</text:span></text:p>
            </text:list-item>
            <text:list-item>
              <text:p text:style-name="P27"><text:span text:style-name="T9">Actividad 26: </text:span><text:span text:style-name="T5">Mostrar </text:span><text:span text:style-name="T13">“Desea terminar? (s/n). Solo acaba al meter ‘S’ o ‘s’</text:span><text:span text:style-name="T5">. </text:span><text:span text:style-name="T18">boolean/String</text:span></text:p>
            </text:list-item>
            <text:list-item>
              <text:p text:style-name="P27"><text:span text:style-name="T9">Actividad 27: </text:span><text:span text:style-name="T5">Pedir números </text:span><text:span text:style-name="T13">hasta meter uno mayor que 100.</text:span></text:p>
            </text:list-item>
            <text:list-item>
              <text:p text:style-name="P27"><text:span text:style-name="T9">Actividad 28: </text:span><text:span text:style-name="T5">Pedir números </text:span><text:span text:style-name="T13">hasta que el número esté entre 1 y 5.</text:span></text:p>
            </text:list-item>
            <text:list-item>
              <text:p text:style-name="P27"><text:span text:style-name="T9">Actividad 29: </text:span><text:span text:style-name="T5">Pedir </text:span><text:span text:style-name="T13">notas alumnos: ¿suspensos y aprobados?</text:span></text:p>
            </text:list-item>
            <text:list-item>
              <text:p text:style-name="P28"><text:span text:style-name="T9">Actividad 30: </text:span><text:span text:style-name="T5">Mostrar </text:span><text:span text:style-name="T13">mayor de una serie de números.</text:span><text:span text:style-name="T9"> </text:span><text:span text:style-name="T5">Dos versiones a) cantidad definida bClase) cantidad pedida b) paramos programa al meter un 0.</text:span></text:p>
            </text:list-item>
            <text:list-item>
              <text:p text:style-name="P28"><text:span text:style-name="T5"><text:s/></text:span><text:span text:style-name="T9">Actividad 31: </text:span><text:span text:style-name="T5">Número pedido. </text:span><text:span text:style-name="T13">¿es primo o no? (boolean)</text:span></text:p>
            </text:list-item>
            <text:list-item>
              <text:p text:style-name="P33"><text:span text:style-name="T9">Actividad 32: </text:span><text:span text:style-name="T5">Números </text:span><text:span text:style-name="T13">primos del 1 al 100.</text:span><text:span text:style-name="T19"> </text:span><text:span text:style-name="T13">(boolean)</text:span></text:p>
            </text:list-item>
            <text:list-item>
              <text:p text:style-name="P33"><text:span text:style-name="T9">Actividad 33: Combinación aleatoria </text:span><text:span text:style-name="T13">lotería, </text:span><text:span text:style-name="T5">del 1 al 49. </text:span><text:span text:style-name="T17">Math.random</text:span></text:p>
            </text:list-item>
            <text:list-item>
              <text:p text:style-name="P34"><text:span text:style-name="T9">Actividad 34: </text:span><text:span text:style-name="T5">Combinación </text:span><text:span text:style-name="T13">al azar quiniela</text:span><text:span text:style-name="T5"> (15 números). </text:span><text:span text:style-name="T13">Math.random</text:span></text:p>
            </text:list-item>
            <text:list-item>
              <text:p text:style-name="P34"><text:span text:style-name="T9">Actividad 35: </text:span><text:span text:style-name="T5">3 columnas: apuesta, resultado, aciertos. </text:span><text:span text:style-name="T13">Math.random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7T19:01:03.898000000</meta:creation-date>
    <dc:date>2023-11-08T13:43:46.288000000</dc:date>
    <meta:editing-duration>PT1H15M8S</meta:editing-duration>
    <meta:editing-cycles>4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64" meta:word-count="717" meta:character-count="4156" meta:non-whitespace-character-count="3533"/>
  </office:meta>
</office:document-meta>
</file>